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adornments="Bold"/>
    <style:font-face style:name="Lato3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1.5pt dotted #000000"/>
    </style:style>
    <style:style style:name="Table12" style:family="table">
      <style:table-properties style:width="17cm" fo:margin-top="0cm" fo:margin-bottom="0.499cm" fo:break-before="page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au1" style:family="table">
      <style:table-properties style:width="17cm" fo:margin-top="0cm" fo:margin-bottom="0.499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4" style:family="table">
      <style:table-properties style:width="17cm" fo:margin-top="0cm" fo:margin-bottom="0.499cm" fo:break-before="page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1" style:family="table">
      <style:table-properties style:width="17cm" fo:margin-top="0cm" fo:margin-bottom="0.499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80" style:family="table">
      <style:table-properties style:width="16.824cm" fo:margin-top="0cm" fo:margin-bottom="0.499cm" table:align="margins" fo:background-color="#ffffff" style:shadow="#808080 0.176cm 0.176cm">
        <style:background-image/>
      </style:table-properties>
    </style:style>
    <style:style style:name="Table80.A" style:family="table-column">
      <style:table-column-properties style:column-width="1.023cm" style:rel-column-width="3984*"/>
    </style:style>
    <style:style style:name="Table80.B" style:family="table-column">
      <style:table-column-properties style:column-width="15.801cm" style:rel-column-width="61551*"/>
    </style:style>
    <style:style style:name="Table80.1" style:family="table-row">
      <style:table-row-properties fo:background-color="transparent">
        <style:background-image/>
      </style:table-row-properties>
    </style:style>
    <style:style style:name="Table80.A1" style:family="table-cell">
      <style:table-cell-properties style:vertical-align="middle" fo:background-color="transparent" fo:padding="0.3cm" fo:border-left="0.05pt solid #2a6099" fo:border-right="none" fo:border-top="0.05pt solid #2a6099" fo:border-bottom="0.05pt solid #2a6099">
        <style:background-image/>
      </style:table-cell-properties>
    </style:style>
    <style:style style:name="Table80.B1" style:family="table-cell">
      <style:table-cell-properties style:vertical-align="middle" fo:background-color="transparent" fo:padding="0.3cm" fo:border-left="none" fo:border-right="0.05pt solid #2a6099" fo:border-top="0.05pt solid #2a6099" fo:border-bottom="0.05pt solid #2a6099">
        <style:background-image/>
      </style:table-cell-properties>
    </style:style>
    <style:style style:name="Table2" style:family="table">
      <style:table-properties style:width="17cm" fo:margin-top="0cm" fo:margin-bottom="0.499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49857c" style:font-size-asian="9pt" style:font-size-complex="9pt"/>
    </style:style>
    <style:style style:name="P2" style:family="paragraph" style:parent-style-name="Title">
      <style:text-properties officeooo:paragraph-rsid="0015f566"/>
    </style:style>
    <style:style style:name="P3" style:family="paragraph" style:parent-style-name="Table_20_Contents">
      <style:text-properties officeooo:rsid="002639b3" officeooo:paragraph-rsid="00389f3b" style:font-name-asian="PingFang SC" style:font-name-complex="Arial Unicode MS1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officeooo:rsid="005e515a" officeooo:paragraph-rsid="005e515a" style:font-weight-asian="bold" style:font-weight-complex="bold"/>
    </style:style>
    <style:style style:name="P6" style:family="paragraph" style:parent-style-name="Text_20_body">
      <style:text-properties fo:font-weight="bold" officeooo:rsid="006f8eb8" officeooo:paragraph-rsid="006f8eb8" style:font-weight-asian="bold" style:font-weight-complex="bold"/>
    </style:style>
    <style:style style:name="P7" style:family="paragraph" style:parent-style-name="Subtitle">
      <style:text-properties officeooo:rsid="0015f566" officeooo:paragraph-rsid="0015f566"/>
    </style:style>
    <style:style style:name="P8" style:family="paragraph" style:parent-style-name="Text_20_body">
      <style:text-properties officeooo:rsid="0015f566" officeooo:paragraph-rsid="0015f566"/>
    </style:style>
    <style:style style:name="P9" style:family="paragraph" style:parent-style-name="Table_20_Contents">
      <style:text-properties officeooo:rsid="0024cf71" officeooo:paragraph-rsid="0047f387"/>
    </style:style>
    <style:style style:name="P10" style:family="paragraph" style:parent-style-name="Text_20_body">
      <style:text-properties officeooo:paragraph-rsid="002639b3"/>
    </style:style>
    <style:style style:name="P11" style:family="paragraph" style:parent-style-name="Text_20_body">
      <style:text-properties officeooo:paragraph-rsid="006e6bcd"/>
    </style:style>
    <style:style style:name="P12" style:family="paragraph" style:parent-style-name="Text_20_body">
      <style:text-properties officeooo:paragraph-rsid="006efa41"/>
    </style:style>
    <style:style style:name="P13" style:family="paragraph" style:parent-style-name="Text_20_body">
      <style:text-properties officeooo:rsid="006efa41" officeooo:paragraph-rsid="006efa41"/>
    </style:style>
    <style:style style:name="P14" style:family="paragraph" style:parent-style-name="Standard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15" style:family="paragraph" style:parent-style-name="Standard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16" style:family="paragraph" style:parent-style-name="Standard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17" style:family="paragraph" style:parent-style-name="Text_20_body">
      <style:text-properties officeooo:rsid="006f8eb8" officeooo:paragraph-rsid="006f8eb8"/>
    </style:style>
    <style:style style:name="P18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2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19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style:font-name="Consolas2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20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2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21" style:family="paragraph" style:parent-style-name="Standard">
      <style:paragraph-properties fo:text-align="center" style:justify-single-word="false"/>
      <style:text-properties fo:color="#2a6099" loext:opacity="100%" style:font-name="Lato" fo:font-size="16pt" fo:font-weight="bold" officeooo:paragraph-rsid="006ffe9c" style:font-size-asian="16pt" style:font-weight-asian="bold" style:font-size-complex="16pt" style:font-weight-complex="bold"/>
    </style:style>
    <style:style style:name="P22" style:family="paragraph" style:parent-style-name="Standard">
      <style:paragraph-properties fo:line-height="115%"/>
      <style:text-properties style:font-name="Lato1" fo:font-size="10.5pt" officeooo:rsid="006ffe9c" officeooo:paragraph-rsid="006ffe9c" style:font-size-asian="10.5pt" style:font-size-complex="10.5pt"/>
    </style:style>
    <style:style style:name="P23" style:family="paragraph" style:parent-style-name="Table_20_Contents">
      <style:text-properties style:font-name="Consolas2"/>
    </style:style>
    <style:style style:name="P24" style:family="paragraph" style:parent-style-name="Text_20_body" style:list-style-name="L1">
      <style:text-properties officeooo:rsid="0042e31e" officeooo:paragraph-rsid="0042e31e"/>
    </style:style>
    <style:style style:name="P25" style:family="paragraph" style:parent-style-name="Text_20_body" style:list-style-name="L2">
      <style:text-properties fo:font-weight="normal" officeooo:paragraph-rsid="006e6bcd" style:font-weight-asian="normal" style:font-weight-complex="normal"/>
    </style:style>
    <style:style style:name="P26" style:family="paragraph" style:parent-style-name="Text_20_body" style:list-style-name="L2">
      <style:text-properties fo:font-weight="normal" officeooo:rsid="004d5531" officeooo:paragraph-rsid="006e6bcd" style:font-weight-asian="normal" style:font-weight-complex="normal"/>
    </style:style>
    <style:style style:name="P27" style:family="paragraph" style:parent-style-name="Text_20_body">
      <style:text-properties fo:font-weight="normal" officeooo:rsid="006ffe9c" officeooo:paragraph-rsid="006ffe9c" style:font-weight-asian="normal" style:font-weight-complex="normal"/>
    </style:style>
    <style:style style:name="P28" style:family="paragraph" style:parent-style-name="Text_20_body" style:list-style-name="L4">
      <style:text-properties fo:font-weight="normal" officeooo:rsid="006ffe9c" officeooo:paragraph-rsid="006ffe9c" style:font-weight-asian="normal" style:font-weight-complex="normal"/>
    </style:style>
    <style:style style:name="P29" style:family="paragraph" style:parent-style-name="Text_20_body">
      <style:text-properties officeooo:paragraph-rsid="006f8eb8"/>
    </style:style>
    <style:style style:name="P30" style:family="paragraph" style:parent-style-name="Text_20_body">
      <style:text-properties officeooo:rsid="006ffe9c" officeooo:paragraph-rsid="006ffe9c"/>
    </style:style>
    <style:style style:name="P31" style:family="paragraph" style:parent-style-name="Text_20_body">
      <style:text-properties fo:font-weight="bold" officeooo:rsid="006f8eb8" officeooo:paragraph-rsid="006ffe9c" style:font-weight-asian="bold" style:font-weight-complex="bold"/>
    </style:style>
    <style:style style:name="P32" style:family="paragraph" style:parent-style-name="Text_20_body" style:list-style-name="L3">
      <style:text-properties officeooo:paragraph-rsid="006ffe9c"/>
    </style:style>
    <style:style style:name="T1" style:family="text">
      <style:text-properties officeooo:rsid="0049995a"/>
    </style:style>
    <style:style style:name="T2" style:family="text">
      <style:text-properties officeooo:rsid="0015f566"/>
    </style:style>
    <style:style style:name="T3" style:family="text">
      <style:text-properties officeooo:rsid="002639b3"/>
    </style:style>
    <style:style style:name="T4" style:family="text">
      <style:text-properties officeooo:rsid="00389f3b"/>
    </style:style>
    <style:style style:name="T5" style:family="text">
      <style:text-properties officeooo:rsid="0042e31e"/>
    </style:style>
    <style:style style:name="T6" style:family="text">
      <style:text-properties officeooo:rsid="0024cf71"/>
    </style:style>
    <style:style style:name="T7" style:family="text">
      <style:text-properties officeooo:rsid="0027019e"/>
    </style:style>
    <style:style style:name="T8" style:family="text">
      <style:text-properties style:font-name="Lato1" fo:font-weight="normal" style:font-weight-asian="normal" style:font-weight-complex="normal"/>
    </style:style>
    <style:style style:name="T9" style:family="text">
      <style:text-properties style:font-name="Lato1" fo:font-weight="normal" officeooo:rsid="00635aba" style:font-weight-asian="normal" style:font-weight-complex="normal"/>
    </style:style>
    <style:style style:name="T10" style:family="text">
      <style:text-properties style:font-name="Lato1" fo:font-weight="normal" officeooo:rsid="006efa41" style:font-weight-asian="normal" style:font-weight-complex="normal"/>
    </style:style>
    <style:style style:name="T11" style:family="text">
      <style:text-properties style:font-name="Lato1" fo:font-weight="bold" officeooo:rsid="00635aba" style:font-weight-asian="bold" style:font-weight-complex="bold"/>
    </style:style>
    <style:style style:name="T12" style:family="text">
      <style:text-properties officeooo:rsid="006efa41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fo:font-style="normal" style:text-underline-style="none" fo:font-weight="normal"/>
    </style:style>
    <style:style style:name="T15" style:family="text">
      <style:text-properties fo:color="#008000" loext:opacity="100%"/>
    </style:style>
    <style:style style:name="T16" style:family="text">
      <style:text-properties fo:color="#008000" loext:opacity="100%" fo:font-weight="bold"/>
    </style:style>
    <style:style style:name="T17" style:family="text">
      <style:text-properties fo:color="#008000" loext:opacity="100%" style:font-name="Consolas2" fo:font-size="10.5pt" fo:language="zxx" fo:country="none" fo:font-style="normal" style:text-underline-style="none" fo:font-weight="bold" fo:background-color="transparent" loext:char-shading-value="0" style:font-size-asian="10.5pt" style:font-size-complex="10.5pt"/>
    </style:style>
    <style:style style:name="T18" style:family="text">
      <style:text-properties fo:color="#008000" loext:opacity="100%" style:font-name="Consolas2" fo:font-size="10.5pt" fo:language="zxx" fo:country="none" fo:font-style="normal" style:text-underline-style="none" fo:font-weight="bold" fo:background-color="transparent" loext:char-shading-value="0" style:font-size-asian="10.5pt" style:font-style-asian="normal" style:font-size-complex="10.5pt" style:font-style-complex="normal"/>
    </style:style>
    <style:style style:name="T19" style:family="text">
      <style:text-properties fo:color="#687822" loext:opacity="100%"/>
    </style:style>
    <style:style style:name="T20" style:family="text">
      <style:text-properties fo:color="#666666" loext:opacity="100%"/>
    </style:style>
    <style:style style:name="T21" style:family="text">
      <style:text-properties fo:color="#ba2121" loext:opacity="100%"/>
    </style:style>
    <style:style style:name="T22" style:family="text">
      <style:text-properties fo:color="#bbbbbb" loext:opacity="100%"/>
    </style:style>
    <style:style style:name="T23" style:family="text">
      <style:text-properties fo:color="#b00040" loext:opacity="100%"/>
    </style:style>
    <style:style style:name="T24" style:family="text">
      <style:text-properties officeooo:rsid="006f8eb8"/>
    </style:style>
    <style:style style:name="T25" style:family="text">
      <style:text-properties style:font-name="Consolas"/>
    </style:style>
    <style:style style:name="T26" style:family="text">
      <style:text-properties style:font-name="Consolas" officeooo:rsid="006ffe9c"/>
    </style:style>
    <style:style style:name="T27" style:family="text">
      <style:text-properties style:font-name="Consolas" officeooo:rsid="006f8eb8"/>
    </style:style>
    <style:style style:name="T28" style:family="text">
      <style:text-properties style:font-name="Consolas" fo:font-weight="normal" officeooo:rsid="006f8eb8" style:font-weight-asian="normal" style:font-weight-complex="normal"/>
    </style:style>
    <style:style style:name="T29" style:family="text">
      <style:text-properties style:font-name="Consolas2"/>
    </style:style>
    <style:style style:name="T30" style:family="text">
      <style:text-properties style:font-name="Consolas2" fo:background-color="#eeeeee" loext:char-shading-value="0"/>
    </style:style>
    <style:style style:name="T31" style:family="text">
      <style:text-properties officeooo:rsid="006ffe9c"/>
    </style:style>
    <style:style style:name="T32" style:family="text">
      <style:text-properties fo:color="#19177c" loext:opacity="100%"/>
    </style:style>
    <style:style style:name="T33" style:family="text">
      <style:text-properties fo:color="#19177c" loext:opacity="100%" style:font-name="Consolas2" fo:font-size="10.5pt" fo:language="zxx" fo:country="none" fo:font-style="normal" style:text-underline-style="none" fo:background-color="transparent" loext:char-shading-value="0" style:font-size-asian="10.5pt" style:font-style-asian="normal" style:font-size-complex="10.5pt" style:font-style-complex="normal"/>
    </style:style>
    <style:style style:name="T34" style:family="text">
      <style:text-properties fo:font-weight="normal" officeooo:rsid="006ffe9c" style:font-weight-asian="normal" style:font-weight-complex="normal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6ffe9c" style:font-style-asian="normal" style:font-style-complex="normal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rogrammation orientée objet</text:span> <text:span text:style-name="T2">(UAA1</text:span><text:span text:style-name="T3">4</text:span><text:span text:style-name="T2">)</text:span></text:p>
      <text:p text:style-name="P7">Exercices : <text:span text:style-name="T5">série </text:span><text:span text:style-name="T12">8</text:span></text:p>
      <text:p text:style-name="P8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">Objets d’apprentissage :</text:p>
            <text:list text:style-name="L1">
              <text:list-item>
                <text:p text:style-name="P24">Modéliser une logique de programmation orientée objet.</text:p>
              </text:list-item>
              <text:list-item>
                <text:p text:style-name="P24">Déclarer une classe.</text:p>
              </text:list-item>
              <text:list-item>
                <text:p text:style-name="P24">Instancier une classe.</text:p>
              </text:list-item>
              <text:list-item>
                <text:p text:style-name="P24">Utiliser les méthodes de l’objet instancié.</text:p>
              </text:list-item>
              <text:list-item>
                <text:p text:style-name="P24">Traduire un algorithme dans un langage de programmation.</text:p>
              </text:list-item>
              <text:list-item>
                <text:p text:style-name="P24">Commenter des lignes de code.</text:p>
              </text:list-item>
              <text:list-item>
                <text:p text:style-name="P24">Tester le programme conçu.</text:p>
              </text:list-item>
              <text:list-item>
                <text:p text:style-name="P24">Caractériser les attributs dans une classe (encapsulation).</text:p>
              </text:list-item>
              <text:list-item>
                <text:p text:style-name="P24">Caractériser les méthodes dans une classe (encapsulation).</text:p>
              </text:list-item>
              <text:list-item>
                <text:p text:style-name="P24">Décrire la création d’un constructeur.</text:p>
              </text:list-item>
              <text:list-item>
                <text:p text:style-name="P24">Extraire d’un cahier des charges les informations nécessaires à la programmation.</text:p>
              </text:list-item>
              <text:list-item>
                <text:p text:style-name="P24">Programmer en recourant aux instructions et types de données nécessaires au développement d’une application.</text:p>
              </text:list-item>
              <text:list-item>
                <text:p text:style-name="P24">Corriger un programme défaillant.</text:p>
              </text:list-item>
              <text:list-item>
                <text:p text:style-name="P24">Développer une classe sur la base d’un cahier des charges en respectant le paradigme de la programmation orientée objet.</text:p>
              </text:list-item>
              <text:list-item>
                <text:p text:style-name="P24">Programmer en recourant aux classes nécessaires au développement d’une application orientée objet.</text:p>
              </text:list-item>
              <text:list-item>
                <text:p text:style-name="P24">Améliorer un programme pour répondre à un besoin défini.</text:p>
              </text:list-item>
            </text:list>
          </table:table-cell>
        </table:table-row>
      </table:table>
      <text:p text:style-name="P10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">Exercice <text:span text:style-name="T4">1</text:span></text:p>
          </table:table-cell>
        </table:table-row>
      </table:table>
      <text:p text:style-name="P12"><text:span text:style-name="T10">L’objectif de cet exercice est de </text:span><text:span text:style-name="T9">construire une page HTML contenant un court texte décrivant le </text:span><text:span text:style-name="T10">fonctionnement d’</text:span><text:span text:style-name="T9">Ajax. </text:span><text:span text:style-name="T10">Sur la page, </text:span><text:span text:style-name="T9">l’utilisateur pourra obtenir la définition </text:span><text:span text:style-name="T10">plusieurs </text:span><text:span text:style-name="T9">mots </text:span><text:span text:style-name="T10">propres à Ajax</text:span><text:span text:style-name="T9"> par un simple clic. En cas de clic, le navigateur demandera la définition correspondante au serveur et l’affichera sur la page actuelle (</text:span><text:span text:style-name="T11">sans charger une nouvelle page</text:span><text:span text:style-name="T9">).</text:span></text:p>
      <text:p text:style-name="P5">Étape 1</text:p>
      <text:p text:style-name="P13"><text:span text:style-name="T9">C</text:span><text:span text:style-name="T8">rée une page HTML contenant le code suivant  :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>&lt;!doctype html&gt;<text:span text:style-name="T14"/></text:p>
            <text:p text:style-name="P14"><text:span text:style-name="T13">&lt;</text:span><text:span text:style-name="T16">html</text:span><text:span text:style-name="T13">&gt;</text:span></text:p>
            <text:p text:style-name="P14"><text:span text:style-name="T13"><text:s text:c="3"/>&lt;</text:span><text:span text:style-name="T16">head</text:span><text:span text:style-name="T13">&gt;</text:span></text:p>
            <text:p text:style-name="P14"><text:span text:style-name="T13"><text:s text:c="6"/>&lt;</text:span><text:span text:style-name="T16">meta</text:span><text:span text:style-name="T13"> </text:span><text:span text:style-name="T19">charset</text:span><text:span text:style-name="T20">=</text:span><text:span text:style-name="T21">"UTF-8"</text:span><text:span text:style-name="T13"> /&gt;</text:span></text:p>
            <text:p text:style-name="P14"><text:span text:style-name="T13"><text:s text:c="6"/>&lt;</text:span><text:span text:style-name="T16">style</text:span><text:span text:style-name="T13">&gt;</text:span></text:p>
            <text:p text:style-name="P14"><text:span text:style-name="T22"><text:s text:c="9"/></text:span><text:span text:style-name="T16">mark</text:span><text:span text:style-name="T22"> </text:span><text:span text:style-name="T13">{</text:span></text:p>
            <text:p text:style-name="P14"><text:span text:style-name="T22"><text:s text:c="9"/></text:span><text:span text:style-name="T16">border-bottom</text:span><text:span text:style-name="T13">:</text:span><text:span text:style-name="T22"> </text:span><text:span text:style-name="T20">1</text:span><text:span text:style-name="T23">px</text:span><text:span text:style-name="T22"> </text:span><text:span text:style-name="T16">dashed</text:span><text:span text:style-name="T22"> </text:span><text:span text:style-name="T16">blue</text:span><text:span text:style-name="T13">;</text:span></text:p>
            <text:p text:style-name="P14"><text:span text:style-name="T22"><text:s text:c="9"/></text:span><text:span text:style-name="T16">background-color</text:span><text:span text:style-name="T13">:</text:span><text:span text:style-name="T22"> </text:span><text:span text:style-name="T16">transparent</text:span><text:span text:style-name="T13">;</text:span></text:p>
            <text:p text:style-name="P14"><text:span text:style-name="T22"><text:s text:c="9"/></text:span><text:span text:style-name="T13">}</text:span></text:p>
            <text:p text:style-name="P14"><text:span text:style-name="T22"><text:s text:c="9"/></text:span><text:span text:style-name="T16">footer</text:span><text:span text:style-name="T22"> </text:span><text:span text:style-name="T13">{</text:span></text:p>
            <text:p text:style-name="P14"><text:span text:style-name="T22"><text:s text:c="9"/></text:span><text:span text:style-name="T16">min-height</text:span><text:span text:style-name="T13">:</text:span><text:span text:style-name="T22"> </text:span><text:span text:style-name="T20">20</text:span><text:span text:style-name="T23">px</text:span><text:span text:style-name="T13">;</text:span></text:p>
            <text:p text:style-name="P14"><text:span text:style-name="T22"><text:s text:c="9"/></text:span><text:span text:style-name="T16">background-color</text:span><text:span text:style-name="T13">:</text:span><text:span text:style-name="T22"> </text:span><text:span text:style-name="T16">beige</text:span><text:span text:style-name="T13">;</text:span></text:p>
            <text:p text:style-name="P14"><text:span text:style-name="T22"><text:s text:c="9"/></text:span><text:span text:style-name="T13">}</text:span></text:p>
            <text:p text:style-name="P14"><text:span text:style-name="T22"><text:s text:c="6"/></text:span><text:span text:style-name="T13">&lt;/</text:span><text:span text:style-name="T16">style</text:span><text:span text:style-name="T13">&gt;</text:span></text:p>
            <text:p text:style-name="P14"><text:span text:style-name="T13"><text:s text:c="3"/>&lt;/</text:span><text:span text:style-name="T16">head</text:span><text:span text:style-name="T13">&gt;</text:span></text:p>
            <text:p text:style-name="P14"><text:span text:style-name="T13"><text:s text:c="3"/>&lt;</text:span><text:span text:style-name="T16">body</text:span><text:span text:style-name="T13">&gt;</text:span></text:p>
            <text:p text:style-name="P14"><text:span text:style-name="T13"><text:s text:c="6"/>&lt;</text:span><text:span text:style-name="T16">h1</text:span><text:span text:style-name="T13">&gt;Cliquez sur les mots soulignés en pointillés pour obtenir une</text:span></text:p>
            <text:p text:style-name="P16"><text:s text:c="9"/>définition.</text:p>
            <text:p text:style-name="P14"><text:span text:style-name="T13"><text:s text:c="6"/>&lt;/</text:span><text:span text:style-name="T16">h1</text:span><text:span text:style-name="T13">&gt;</text:span></text:p>
            <text:p text:style-name="P14"><text:span text:style-name="T13"><text:s text:c="6"/>&lt;</text:span><text:span text:style-name="T16">p</text:span><text:span text:style-name="T13">&gt;Dans une application Web, la méthode &lt;</text:span><text:span text:style-name="T16">mark</text:span><text:span text:style-name="T13">&gt;classique&lt;/</text:span><text:span text:style-name="T16">mark</text:span><text:span text:style-name="T13">&gt; de</text:span></text:p>
            <text:p text:style-name="P14"><text:span text:style-name="T13"><text:s text:c="9"/>dialogue entre un &lt;</text:span><text:span text:style-name="T16">mark</text:span><text:span text:style-name="T13">&gt;navigateur&lt;/</text:span><text:span text:style-name="T16">mark</text:span><text:span text:style-name="T13">&gt; et un &lt;</text:span><text:span text:style-name="T16">mark</text:span><text:span text:style-name="T13">&gt;serveur&lt;/</text:span><text:span text:style-name="T16">mark</text:span><text:span text:style-name="T13">&gt; est</text:span></text:p>
            <text:p text:style-name="P16"><text:s text:c="9"/>la suivante : lors de chaque manipulation faite par l'utilisateur, le</text:p>
            <text:p text:style-name="P14"><text:span text:style-name="T13"><text:s text:c="9"/>&lt;</text:span><text:span text:style-name="T16">mark</text:span><text:span text:style-name="T13">&gt;navigateur&lt;/</text:span><text:span text:style-name="T16">mark</text:span><text:span text:style-name="T13">&gt; envoie une &lt;</text:span><text:span text:style-name="T16">mark</text:span><text:span text:style-name="T13">&gt;requête&lt;/</text:span><text:span text:style-name="T16">mark</text:span><text:span text:style-name="T13">&gt; contenant une</text:span></text:p>
            <text:p text:style-name="P14"><text:span text:style-name="T13"><text:s text:c="9"/>référence à une page Web, puis le &lt;</text:span><text:span text:style-name="T16">mark</text:span><text:span text:style-name="T13">&gt;serveur&lt;/</text:span><text:span text:style-name="T16">mark</text:span><text:span text:style-name="T13">&gt; Web effectue des</text:span></text:p>
            <text:p text:style-name="P16"><text:s text:c="9"/>calculs, et envoie le résultat sous forme d'une page Web à destination du</text:p>
            <text:p text:style-name="P14"><text:span text:style-name="T13"><text:s text:c="9"/>&lt;</text:span><text:span text:style-name="T16">mark</text:span><text:span text:style-name="T13">&gt;navigateur&lt;/</text:span><text:span text:style-name="T16">mark</text:span><text:span text:style-name="T13">&gt;. Celui-ci affichera alors la page qu'il vient de</text:span></text:p>
            <text:p text:style-name="P14"><text:span text:style-name="T13"><text:s text:c="9"/>recevoir. Chaque manipulation entraîne la &lt;</text:span><text:span text:style-name="T16">mark</text:span><text:span text:style-name="T13">&gt;transmission&lt;/</text:span><text:span text:style-name="T16">mark</text:span><text:span text:style-name="T13">&gt; et</text:span></text:p>
            <text:p text:style-name="P16"><text:s text:c="9"/>l'affichage d'une nouvelle page. L'utilisateur doit attendre l'arrivée de</text:p>
            <text:p text:style-name="P16"><text:s text:c="9"/>la réponse pour effectuer d'autres manipulations.</text:p>
            <text:p text:style-name="P14"><text:span text:style-name="T13"><text:s text:c="6"/>&lt;/</text:span><text:span text:style-name="T16">p</text:span><text:span text:style-name="T13">&gt;</text:span></text:p>
            <text:p text:style-name="P14"><text:span text:style-name="T13"><text:s text:c="6"/>&lt;</text:span><text:span text:style-name="T16">p</text:span><text:span text:style-name="T13">&gt;En utilisant &lt;</text:span><text:span text:style-name="T16">mark</text:span><text:span text:style-name="T13">&gt;Ajax&lt;/</text:span><text:span text:style-name="T16">mark</text:span><text:span text:style-name="T13">&gt;, le dialogue entre le</text:span></text:p>
            <text:p text:style-name="P14"><text:span text:style-name="T13"><text:s text:c="9"/>&lt;</text:span><text:span text:style-name="T16">mark</text:span><text:span text:style-name="T13">&gt;navigateur&lt;/</text:span><text:span text:style-name="T16">mark</text:span><text:span text:style-name="T13">&gt; et le &lt;</text:span><text:span text:style-name="T16">mark</text:span><text:span text:style-name="T13">&gt;serveur&lt;/</text:span><text:span text:style-name="T16">mark</text:span><text:span text:style-name="T13">&gt; se déroule la plupart</text:span></text:p>
            <text:p text:style-name="P16"><text:s text:c="9"/>du temps de la manière suivante : un programme écrit en langage de</text:p>
            <text:p text:style-name="P14"><text:span text:style-name="T13"><text:s text:c="9"/>programmation &lt;</text:span><text:span text:style-name="T16">mark</text:span><text:span text:style-name="T13">&gt;JavaScript&lt;/</text:span><text:span text:style-name="T16">mark</text:span><text:span text:style-name="T13">&gt;, incorporé dans une page web, est</text:span></text:p>
            <text:p text:style-name="P14"><text:span text:style-name="T13"><text:s text:c="9"/>exécuté par le &lt;</text:span><text:span text:style-name="T16">mark</text:span><text:span text:style-name="T13">&gt;navigateur&lt;/</text:span><text:span text:style-name="T16">mark</text:span><text:span text:style-name="T13">&gt;. Celui-ci envoie en arrière-plan</text:span></text:p>
            <text:p text:style-name="P14"><text:span text:style-name="T13"><text:s text:c="9"/>des &lt;</text:span><text:span text:style-name="T16">mark</text:span><text:span text:style-name="T13">&gt;demandes&lt;/</text:span><text:span text:style-name="T16">mark</text:span><text:span text:style-name="T13">&gt; au serveur Web, puis modifie le contenu de la</text:span></text:p>
            <text:p text:style-name="P14"><text:span text:style-name="T13"><text:s text:c="9"/>page actuellement affichée par le &lt;</text:span><text:span text:style-name="T16">mark</text:span><text:span text:style-name="T13">&gt;navigateur&lt;/</text:span><text:span text:style-name="T16">mark</text:span><text:span text:style-name="T13">&gt; Web en fonction</text:span></text:p>
            <text:p text:style-name="P14"><text:span text:style-name="T13"><text:s text:c="9"/>du résultat reçu du &lt;</text:span><text:span text:style-name="T16">mark</text:span><text:span text:style-name="T13">&gt;serveur&lt;/</text:span><text:span text:style-name="T16">mark</text:span><text:span text:style-name="T13">&gt;, évitant ainsi la transmission</text:span></text:p>
            <text:p text:style-name="P16"><text:s text:c="9"/>et l'affichage d'une nouvelle page complète.</text:p>
            <text:p text:style-name="P14"><text:span text:style-name="T13"><text:s text:c="6"/>&lt;/</text:span><text:span text:style-name="T16">p</text:span><text:span text:style-name="T13">&gt;</text:span></text:p>
            <text:p text:style-name="P14"><text:span text:style-name="T13"><text:s text:c="6"/>&lt;</text:span><text:span text:style-name="T16">footer</text:span><text:span text:style-name="T13">&gt;</text:span></text:p>
            <text:p text:style-name="P14"><text:span text:style-name="T13"><text:s text:c="9"/>&lt;</text:span><text:span text:style-name="T16">p</text:span><text:span text:style-name="T13"> </text:span><text:span text:style-name="T19">id</text:span><text:span text:style-name="T20">=</text:span><text:span text:style-name="T21">"pDefinition"</text:span><text:span text:style-name="T13">&gt;&lt;/</text:span><text:span text:style-name="T16">p</text:span><text:span text:style-name="T13">&gt;</text:span></text:p>
            <text:p text:style-name="P14"><text:span text:style-name="T13"><text:s text:c="6"/>&lt;/</text:span><text:span text:style-name="T16">footer</text:span><text:span text:style-name="T13">&gt;</text:span></text:p>
            <text:p text:style-name="P14"><text:span text:style-name="T13"><text:s text:c="6"/>&lt;</text:span><text:span text:style-name="T16">script</text:span><text:span text:style-name="T13">&gt;</text:span></text:p>
            <text:p text:style-name="P14"><text:span text:style-name="T22"><text:s text:c="9"/></text:span><text:span text:style-name="T16">let</text:span><text:span text:style-name="T22"> </text:span><text:span text:style-name="T13">pDef</text:span><text:span text:style-name="T22"> </text:span><text:span text:style-name="T20">=</text:span><text:span text:style-name="T22"> </text:span><text:span text:style-name="T15">document</text:span><text:span text:style-name="T13">.getElementById(</text:span><text:span text:style-name="T21">"pDefinition"</text:span><text:span text:style-name="T13">);</text:span></text:p>
            <text:p text:style-name="P14"><text:soft-page-break/><text:span text:style-name="T22"><text:s text:c="6"/></text:span><text:span text:style-name="T13">&lt;/</text:span><text:span text:style-name="T16">script</text:span><text:span text:style-name="T13">&gt;</text:span></text:p>
            <text:p text:style-name="P14"><text:span text:style-name="T13"><text:s text:c="3"/>&lt;/</text:span><text:span text:style-name="T16">body</text:span><text:span text:style-name="T13">&gt;</text:span></text:p>
            <text:p text:style-name="P14"><text:span text:style-name="T13">&lt;/</text:span><text:span text:style-name="T16">html</text:span><text:span text:style-name="T13">&gt;</text:span></text:p>
          </table:table-cell>
        </table:table-row>
      </table:table>
      <text:p text:style-name="P17">Observe attentivement le contenu de la page. Remarque que c’est dans le paragraphe identifié par <text:span text:style-name="T25">#pDefinition</text:span> que la définition du mot doit apparaître.</text:p>
      <text:p text:style-name="P6">Étape 2<text:span text:style-name="T8"/></text:p>
      <text:p text:style-name="P17">Crée une seconde page (en PHP cette fois ci) nommée <text:span text:style-name="T25">definition</text:span><text:span text:style-name="T26">s</text:span><text:span text:style-name="T25">.php</text:span>.</text:p>
      <text:p text:style-name="P29"><text:span text:style-name="T24">Cette page contient uniquement un script PHP définissant un tableau associatif nommé </text:span><text:span text:style-name="T29">$defs</text:span>. <text:span text:style-name="T31">Voici sa définition 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9">&lt;?php<text:span text:style-name="T14"/></text:p>
            <text:p text:style-name="P18"><text:span text:style-name="T32">$defs</text:span><text:span text:style-name="T13"> </text:span><text:span text:style-name="T20">=</text:span><text:span text:style-name="T13"> [</text:span></text:p>
            <text:p text:style-name="P18"><text:span text:style-name="T13"><text:s text:c="4"/></text:span><text:span text:style-name="T21">"classique"</text:span><text:span text:style-name="T13"> </text:span><text:span text:style-name="T20">=&gt;</text:span><text:span text:style-name="T13"> </text:span><text:span text:style-name="T21">"habituelle"</text:span><text:span text:style-name="T13">,</text:span></text:p>
            <text:p text:style-name="P18"><text:span text:style-name="T13"><text:s text:c="4"/></text:span><text:span text:style-name="T21">"serveur"</text:span><text:span text:style-name="T13"> </text:span><text:span text:style-name="T20">=&gt;</text:span><text:span text:style-name="T13"> </text:span><text:span text:style-name="T21">"machine où le site web est hébergé"</text:span><text:span text:style-name="T13">,</text:span></text:p>
            <text:p text:style-name="P18"><text:span text:style-name="T13"><text:s text:c="4"/></text:span><text:span text:style-name="T21">"navigateur"</text:span><text:span text:style-name="T13"> </text:span><text:span text:style-name="T20">=&gt;</text:span><text:span text:style-name="T13"> </text:span><text:span text:style-name="T21">"programme qui permet de naviguer sur le web"</text:span><text:span text:style-name="T13">,</text:span></text:p>
            <text:p text:style-name="P18"><text:span text:style-name="T13"><text:s text:c="4"/></text:span><text:span text:style-name="T21">"Ajax"</text:span><text:span text:style-name="T13"> </text:span><text:span text:style-name="T20">=&gt;</text:span><text:span text:style-name="T13"> </text:span><text:span text:style-name="T21">"Asynchroneous Javascript and XML"</text:span></text:p>
            <text:p text:style-name="P20">];</text:p>
          </table:table-cell>
        </table:table-row>
      </table:table>
      <text:p text:style-name="P30">Complète ce script de telle sorte que si on tente d’accéder à <text:span text:style-name="T30">localhost/definitions.php?mot=navigateur</text:span> celui-ci affiche (via <text:span text:style-name="T17">echo</text:span>) la définition correspondant au mot « navigateur ».</text:p>
      <text:p text:style-name="P30">Si le mot demandé n’est pas trouvé, le message « Aucune définition trouvée » doit s’afficher.</text:p>
      <text:p text:style-name="P30">Si aucun mot n’est donné, le message « Veuillez fournir un mot à définir » doit s’afficher.</text:p>
      <text:p text:style-name="P31">Étape <text:span text:style-name="T31">3</text:span></text:p>
      <text:p text:style-name="P27">Reviens au document HTML. Fais en sorte que lors du survol d’un mot marqué par la souris, celui-ci soit écrit sur un fond gris.</text:p>
      <text:p text:style-name="P31">Étape <text:span text:style-name="T31">4</text:span></text:p>
      <text:p text:style-name="P27">Ajoute maintenant du code JS. Fais en sorte que lors du clic sur un mot, le message « Vous demandez la définition du mot XXX. » s’affiche dans le paragraphe <text:span text:style-name="T27">#pDefinition</text:span>.</text:p>
      <text:p text:style-name="P31">Étape <text:span text:style-name="T31">5</text:span></text:p>
      <text:p text:style-name="P27">Il est temps de faire de l’Ajax !</text:p>
      <text:p text:style-name="P27">Fais en sorte qu’en cas de clic :</text:p>
      <text:list text:style-name="L3">
        <text:list-item>
          <text:p text:style-name="P32"><text:span text:style-name="T34">le navigateur (la page HTML) envoie une demande de définition au script PHP ;</text:span></text:p>
        </text:list-item>
        <text:list-item>
          <text:p text:style-name="P32"><text:span text:style-name="T34">au moment où la réponse est reçue, la définition s’affiche dans le paragraphe </text:span><text:span text:style-name="T28">#pDefinition</text:span></text:p>
        </text:list-item>
      </text:list>
      <table:table table:name="Table80" table:style-name="Table80">
        <table:table-column table:style-name="Table80.A"/>
        <table:table-column table:style-name="Table80.B"/>
        <table:table-row table:style-name="Table80.1">
          <table:table-cell table:style-name="Table80.A1" office:value-type="string">
            <text:p text:style-name="P21">ⓘ</text:p>
          </table:table-cell>
          <table:table-cell table:style-name="Table80.B1" office:value-type="string">
            <text:p text:style-name="P22">Le fichier <text:span text:style-name="T27">definition</text:span><text:span text:style-name="T25">s</text:span><text:span text:style-name="T27">.php</text:span> doit absolument se trouver sur le serveur (vu qu’il faut un interpréteur PHP pour l’exécuter). Par contre, le fichier HTML ne doit pas obligatoirement se trouver sur le serveur : on pourrait très bien le placer directement sur le disque de dur de l’ordinateur ou encore sur une clé USB !</text:p>
          </table:table-cell>
        </table:table-row>
      </table:table>
      <text:p text:style-name="P31"><text:soft-page-break/>Étape <text:span text:style-name="T31">6</text:span></text:p>
      <text:p text:style-name="P27">Jusqu’à présent, les données échangées se limitent uniquement à un texte simple. Mais que faire maintenant si l’on souhaite échanger <text:span text:style-name="T35">plusieurs</text:span><text:span text:style-name="T36"> informations pour une même définition ?</text:span></text:p>
      <text:p text:style-name="P27"><text:span text:style-name="T36">Au lieu de renvoyer un texte simple, on peut envoyer des informations structurées au format JSON.</text:span></text:p>
      <text:p text:style-name="P27"><text:span text:style-name="T36">Dans un premier temps, modifie la définition du tableau </text:span><text:span text:style-name="T33">$defs</text:span><text:span text:style-name="T36"> pour que chaque mot soit associé à un tableau contenant :</text:span></text:p>
      <text:list text:style-name="L4">
        <text:list-item>
          <text:p text:style-name="P28"><text:span text:style-name="T36">la clé « def » associée à la définition du mot ;</text:span></text:p>
        </text:list-item>
        <text:list-item>
          <text:p text:style-name="P28"><text:span text:style-name="T36">la clé « auteur » associée à l’auteur de la définition (au choix) ;</text:span></text:p>
        </text:list-item>
        <text:list-item>
          <text:p text:style-name="P28"><text:span text:style-name="T36">la clé « source » associée à la source d’où provient la définition (ex. Wikipédia, dictionnaire, etc.).</text:span></text:p>
        </text:list-item>
      </text:list>
      <text:p text:style-name="P31"><text:span text:style-name="T36">Étape </text:span><text:span text:style-name="T37">7</text:span></text:p>
      <text:p text:style-name="P27"><text:span text:style-name="T36">Modifie maintenant ton script PHP de telle sorte que les trois informations soient transmises à la page HTML lorsque cette dernière exécute une demande de définition. Pour cela, utilise la fonction </text:span><text:span text:style-name="T18">json_encode</text:span><text:span text:style-name="T36">.</text:span></text:p>
      <text:p text:style-name="P31"><text:span text:style-name="T36">Étape </text:span><text:span text:style-name="T37">8</text:span></text:p>
      <text:p text:style-name="P27"><text:span text:style-name="T36">Reviens sur ta page HTML et modifie l’affichage proposé lors du clic sur un mot. L’affichage doit devenir 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3">MOTDÉFINI</text:p>
            <text:p text:style-name="P23">… définition … (par auteur)</text:p>
            <text:p text:style-name="P23">Source : source</text:p>
          </table:table-cell>
        </table:table-row>
      </table:table>
      <text:p text:style-name="P27"><text:span text:style-name="T36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9">Références</text:p>
          </table:table-cell>
        </table:table-row>
      </table:table>
      <text:p text:style-name="P11">Les <text:span text:style-name="T6">présents </text:span>exercices ont été élaboré<text:span text:style-name="T7">s</text:span> à l’aide des ressources suivantes :</text:p>
      <text:list text:style-name="L2">
        <text:list-item>
          <text:p text:style-name="P25"><text:a xlink:type="simple" xlink:href="https://www.pierre-giraud.com/php-mysql-apprendre-coder-cours/introduction-programmation-orientee-objet/" text:style-name="Internet_20_link" text:visited-style-name="Visited_20_Internet_20_Link">https://www.pierre-giraud.com/php-mysql-apprendre-coder-cours/introduction-programmation-orientee-objet/</text:a></text:p>
        </text:list-item>
        <text:list-item>
          <text:p text:style-name="P26">Cours de « Développement d’applications WEB », Hénallux (2019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adornments="Bold"/>
    <style:font-face style:name="Lato3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ato3" fo:font-family="Lato" style:font-style-name="Regular" fo:font-size="10.5pt" officeooo:rsid="0015f566" style:font-size-asian="9.14999961853027pt" style:font-size-complex="10.5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o3" fo:font-family="Lato" style:font-style-name="Regular" fo:font-size="12pt" officeooo:rsid="0015f566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ato2" fo:font-family="Lato" style:font-style-name="Bold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ato" fo:font-family="Lato" fo:font-size="18pt" fo:font-weight="bold" officeooo:rsid="0015f566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style:paragraph-properties fo:padding="0.049cm" fo:border="0.06pt solid #000000"/>
      <style:text-properties style:font-name="Consolas2" fo:font-family="Consolas" style:font-family-generic="swiss" style:font-pitch="fixed" officeooo:rsid="0015f566"/>
    </style:style>
    <style:style style:name="Code" style:family="paragraph" style:parent-style-name="Table_20_Contents">
      <loext:graphic-properties draw:fill="solid" draw:fill-color="#f8f8f8" draw:opacity="100%"/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 fo:margin-top="0cm" fo:margin-bottom="0.25cm" style:contextual-spacing="false" fo:line-height="115%" fo:background-color="#f8f8f8"/>
      <style:text-properties style:use-window-font-color="true" loext:opacity="0%" style:font-name="Consolas2" fo:font-family="Consolas" style:font-family-generic="swiss" style:font-pitch="fixed" fo:font-size="10.5pt" fo:language="zxx" fo:country="none" fo:font-style="normal" style:text-underline-style="none" fo:font-weight="normal" officeooo:rsid="00272e53" fo:background-color="transparent" style:font-size-asian="10.5pt" style:font-size-complex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solas" style:family="paragraph" style:parent-style-name="Text_20_body">
      <style:text-properties officeooo:rsid="001ced83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Consolas1" fo:font-family="Consolas" style:font-family-generic="roman" style:font-pitch="variable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s" style:family="paragraph" style:parent-style-name="Text_20_body">
      <style:text-properties fo:font-weight="normal" officeooo:rsid="0054411b" style:font-weight-asian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49857c" style:font-size-asian="9pt" style:font-size-complex="9pt"/>
    </style:style>
    <style:style style:name="MT1" style:family="text">
      <style:text-properties officeooo:rsid="004999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mation orientée objet </text:span>(UAA1<text:span text:style-name="MT1">4</text:span>)<text:tab/>Page <text:page-number text:select-page="current">5</text:page-number><text:s/>sur <text:page-count>5</text:page-count><text:tab/><text:span text:style-name="MT1">Exercices : série 8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23T12:26:00</meta:creation-date>
    <dc:date>2024-07-31T10:37:49.499826570</dc:date>
    <meta:editing-duration>P10DT16H57M24S</meta:editing-duration>
    <meta:editing-cycles>70</meta:editing-cycles>
    <meta:generator>LibreOffice/7.6.4.1$MacOSX_X86_64 LibreOffice_project/e19e193f88cd6c0525a17fb7a176ed8e6a3e2aa1</meta:generator>
    <meta:initial-creator>Cecile</meta:initial-creator>
    <meta:document-statistic meta:table-count="7" meta:image-count="0" meta:object-count="0" meta:page-count="5" meta:paragraph-count="115" meta:word-count="961" meta:character-count="6582" meta:non-whitespace-character-count="5400"/>
  </office:meta>
</office:document-meta>
</file>